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Trebuchet MS" fo:font-size="10pt" style:font-size-asian="10pt" style:font-size-complex="10pt"/>
    </style:style>
    <style:style style:name="P3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rebuchet MS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IT :</text:p>
      <text:p text:style-name="P2">-gestion de la langue (version française &amp; allemande)</text:p>
      <text:p text:style-name="P2">-témoin réception MIDI en entrée + mode THRU + nouvel icône couleur flot temps-réel (IN)</text:p>
      <text:p text:style-name="P2">-ajout du panoramique dans les contrôles MIDI</text:p>
      <text:p text:style-name="P2">-contrôle vertical des boutons rotatifs + nouvelle icône bouton rotatif</text:p>
      <text:p text:style-name="P2">-contrôle des fenêtres F9/F10/F11/F12</text:p>
      <text:p text:style-name="P2">-gestion relative/absolue des paramètres + labels dans paramètres</text:p>
      <text:p text:style-name="P2">-nouvelles icônes outils</text:p>
      <text:p text:style-name="P2">-avertissement de sauvegarde (éditeur document)</text:p>
      <text:p text:style-name="P2">-documentation en français</text:p>
      <text:p text:style-name="P2">-logo ABOUT + version incrémentée</text:p>
      <text:p text:style-name="P2">-pack exécutable windows (code mis à niveau pour compilateur Java 5.0)</text:p>
      <text:p text:style-name="P2">-documentation en française &amp; anglais</text:p>
      <text:p text:style-name="P2"/>
      <text:p text:style-name="P3">TimeLine Editor :</text:p>
      <text:p text:style-name="P2">-lisibilité (couleur) du texte des expressions</text:p>
      <text:p text:style-name="P2">-boutons play/stop/... et recalcul global</text:p>
      <text:p text:style-name="P2">-raccourcis claviers pour presque tout : Espace (lecture/pause), Ctrl+Espace (reprendre), Del, Page Up &amp; Down, Home &amp; End ou Ctrl+Gauche &amp; Droite, M (muet/non muet), Ctrl+Haut &amp; Bas (modes des pistes), Ctrl+Plus &amp; Moins &amp; Molette (zoom), molette (déplacement vertical), Ctrl+Clic (positionnement curseur), Ctrl+D (effacer piste)</text:p>
      <text:p text:style-name="P2">-zoom et déplacement à la molette</text:p>
      <text:p text:style-name="P2">-undo (Ctrl+Z)</text:p>
      <text:p text:style-name="P2">-blocage de CLEARALL pendant lecture</text:p>
      <text:p text:style-name="P2">-bugs du curseur (traces...)</text:p>
      <text:p text:style-name="P2">-autoscroll pendant lecture / sur drop</text:p>
      <text:p text:style-name="P2">-temps musical remplacé par temps naturel</text:p>
      <text:p text:style-name="P2">-commande duplication rapide</text:p>
      <text:p text:style-name="P2"/>
      <text:p text:style-name="P1">A FAIRE :</text:p>
      <text:p text:style-name="P2">-problème du double affichage REL/ABS sous Mac pour SeqConstructor, Reducer, etc...</text:p>
      <text:p text:style-name="P2">-AWT : harmoniser polices entre Mac et Windows (surtout la taille), et aussi taille des composants (Textfield...)</text:p>
      <text:p text:style-name="P2">-exemples d'utilisation / tutoriels + supprimer infos et images obsolètes dans la doc</text:p>
      <text:p text:style-name="P2">-feuilles de style pour documentation</text:p>
      <text:p text:style-name="P2">-page téléchargement / serveur / etc...</text:p>
      <text:p text:style-name="P2">-gestion relative/absolue des paramètres : problème lors de la saisie d'une durée absolue (set de float)</text:p>
      <text:p text:style-name="P2">-F9-F12 : proposer un positionnement « idéal » à l'ouverture d'une fenêtre + gérer menu Elody + gérer historique + <text:tab/>possibilité pour l'utilisateur de configurer ces touches de fonction</text:p>
      <text:p text:style-name="P2">-trouver un moyen de différencier longueur et vitesse pour les objets temps-réel</text:p>
      <text:p text:style-name="P2">-gestion de 2 ports MIDI entrée OU BIEN 2 nouveaux outils "filtre sur range (continu)" et "filtre sur set (discret)" + icônes</text:p>
      <text:p text:style-name="P2">-labels dans contrôles MIDI (volume &amp; panoramique)</text:p>
      <text:p text:style-name="P2">-transformer .HTML en .elody ou autre (pour faciliter le classement) =&gt; cf bug FilenameFilter</text:p>
      <text:p text:style-name="P2">-remise en service : gestionnaire de fichiers, publicateur, afficheur GUIDO</text:p>
      <text:p text:style-name="P2">-installeur windows (incluant installation java, choix de la langue...) / pack mac / linux</text:p>
      <text:p text:style-name="P2">-fichiers properties pour autres langues étrangères</text:p>
      <text:p text:style-name="P2">-écrire et générer JavaDoc</text:p>
      <text:p text:style-name="P2"/>
      <text:p text:style-name="P3">TimeLine Editor :</text:p>
      <text:p text:style-name="P2">-dégriser icône CLEARALL en fin de lecture</text:p>
      <text:p text:style-name="P2">-possibilité de faire un setPos avec saisie de la date à atteindre au clavier</text:p>
      <text:p text:style-name="P2">-améliorer lisibilité des paramètres lors d'un drag sur les bords d'un objet (ajouter un fond blanc ?)</text:p>
      <text:p text:style-name="P2">-gestion des modes de construction temporels</text:p>
      <text:p text:style-name="P2">-séparation des voies</text:p>
      <text:p text:style-name="P2">-supprimer abstraction récursive</text:p>
      <text:p text:style-name="P2">-piste en mode param ?</text:p>
      <text:p text:style-name="P2">-pertinence simplifier / évaluer --- extension à 1 piste ? à toutes les pistes ? </text:p>
      <text:p text:style-name="P2">-gestion des ascenseurs type SAMPLITUDE (action de zoom sur blocs d'ascenseur par la gauche ou la droite)</text:p>
      <text:p text:style-name="P2">-ombrer ou rendre "active" l'expression générale en haut lors d'un drag</text:p>
      <text:p text:style-name="P2"/>
      <text:p text:style-name="P3">Sampler :</text:p>
      <text:p text:style-name="P2">-vérifier affichage / perception de la représentation graphique du SUSTAIN (fenêtre éditeur d'enveloppe)</text:p>
      <text:p text:style-name="P2">-possibilité d'un mode ONE SHOT (durée de release infinie)</text:p>
      <text:p text:style-name="P2">-plusieurs choix de courbes pour "sensibilité à la vélocité"</text:p>
      <text:p text:style-name="P2">-gestion d'échantillons STEREO</text:p>
      <text:p text:style-name="P2">-faire commencer l'index des keygroups à 1 (et non 0)</text:p>
      <text:p text:style-name="P2">-pouvoir ajouter/modifier/supprimer un keygroup, modifier n° de piste, etc... sans devoir recharger le driver</text:p>
      <text:p text:style-name="P2"/>
      <text:p text:style-name="P3">Bugs</text:p>
      <text:p text:style-name="P2">- l'appui de F9 ferme les fenêtres <text:s/>mais les applets ne sont pas correctement terminées (pas d'appel à la méthode stop)</text:p>
      <text:p text:style-name="P2"/>
      <text:p text:style-name="P3">Bugs extrinsèques :</text:p>
      <text:p text:style-name="P4">-SWT dans AWT pas encore implémenté sous Mac OS X (bug report n°145890 / bugs.eclipse.org)</text:p>
      <text:p text:style-name="P4">-passage à SWT version 3.2 (bug report n°153593 / bugs.eclipse.org)</text:p>
      <text:p text:style-name="P4">-FilenameFilter pas encore implémenté sous Windows</text:p>
      <text:p text:style-name="P4">-transmission d'évènements AWT perturbée par les focus (récupération des touches F9-&gt;F1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18T12:39:02</meta:creation-date>
    <dc:date>2006-09-11T19:39:39</dc:date>
    <meta:print-date>2006-08-18T16:57:14</meta:print-date>
    <dc:language>fr-FR</dc:language>
    <meta:editing-cycles>17</meta:editing-cycles>
    <meta:editing-duration>PT1H4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5" meta:word-count="570" meta:character-count="3971"/>
  </office:meta>
</office:document-meta>
</file>